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08SeoulNamsan B" svg:font-family="'08SeoulNamsan B'" style:font-pitch="variable"/>
    <style:font-face style:name="08SeoulNamsan L1" svg:font-family="'08SeoulNamsan L'" style:font-pitch="variable"/>
    <style:font-face style:name="08SeoulNamsan M1" svg:font-family="'08SeoulNamsan M'" style:font-pitch="variable"/>
    <style:font-face style:name="Liberation Sans1" svg:font-family="'Liberation Sans'" style:font-pitch="variable"/>
    <style:font-face style:name="08SeoulNamsan L" svg:font-family="'08SeoulNamsan L'" style:font-family-generic="roman" style:font-pitch="variable"/>
    <style:font-face style:name="08SeoulNamsan M" svg:font-family="'08SeoulNamsan M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1" style:family="paragraph">
      <loext:graphic-properties draw:fill-color="#ffffff"/>
      <style:text-properties style:font-name="08SeoulNamsan B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font-name="08SeoulNamsan L1" fo:font-size="24pt" style:font-size-asian="24pt" style:font-size-complex="24pt"/>
    </style:style>
    <style:style style:name="P5" style:family="paragraph">
      <style:text-properties style:font-name="08SeoulNamsan L1" fo:font-size="24pt" style:font-size-asian="24pt" style:font-size-complex="24pt"/>
    </style:style>
    <style:style style:name="P6" style:family="paragraph">
      <style:text-properties fo:font-size="22pt" style:font-size-asian="22pt" style:font-size-complex="22pt"/>
    </style:style>
    <style:style style:name="T1" style:family="text">
      <style:text-properties style:font-name="08SeoulNamsan B"/>
    </style:style>
    <style:style style:name="T2" style:family="text">
      <style:text-properties style:font-name="08SeoulNamsan L1" fo:font-size="24pt" style:font-size-asian="24pt" style:font-size-complex="2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Java-Spring/ Python-django </text:span><text:span text:style-name="T1">로 하는</text:span></text:p>
            <text:p><text:span text:style-name="T1">웹부터 </text:span></text:p>
            <text:p><text:span text:style-name="T1">Java-Android/ objective c++ - Swing </text:span><text:span text:style-name="T1">으로 하는</text:span></text:p>
            <text:p><text:span text:style-name="T1">앱까지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개발 외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System Architecture</text:p>
              </text:list-item>
              <text:list-item>
                <text:p>Story Board</text:p>
              </text:list-item>
              <text:list-item>
                <text:p>ERD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웹 개발 내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Model with ORM</text:p>
              </text:list-item>
              <text:list-item>
                <text:p>Func/class/gen View</text:p>
              </text:list-item>
              <text:list-item>
                <text:p>Tag/filter with Template</text:p>
              </text:list-item>
              <text:list-item>
                <text:p>Form</text:p>
              </text:list-item>
              <text:list-item>
                <text:p>Static</text:p>
              </text:list-item>
              <text:list-item>
                <text:p>Auth</text:p>
              </text:list-item>
              <text:list-item>
                <text:p>Middleware</text:p>
              </text:list-item>
              <text:list-item>
                <text:p>Error handling</text:p>
              </text:list-item>
              <text:list-item>
                <text:p>Logging</text:p>
              </text:list-item>
              <text:list-item>
                <text:p>Signal</text:p>
              </text:list-item>
              <text:list-item>
                <text:p>Async</text:p>
              </text:list-item>
              <text:list-item>
                <text:p>REST</text:p>
              </text:list-item>
              <text:list-item>
                <text:p>Cache</text:p>
              </text:list-item>
              <text:list-item>
                <text:p>Admin, test, Deployment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MVC structure</text:p>
              </text:list-item>
              <text:list-item>
                <text:p>Request/Response</text:p>
              </text:list-item>
              <text:list-item>
                <text:p>Session/Cookie</text:p>
              </text:list-item>
              <text:list-item>
                <text:p>Meta</text:p>
              </text:list-item>
              <text:list-item>
                <text:p>JSP/JSTL/EL</text:p>
              </text:list-item>
              <text:list-item>
                <text:p>JDBC</text:p>
              </text:list-item>
              <text:list-item>
                <text:p>MYbati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HttpResponse, HttpRequest, HttpResponseRedirect</text:p>
          </draw:text-box>
        </draw:frame>
        <draw:frame presentation:style-name="pr4" draw:text-style-name="P4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 text:style-name="P3"><text:span text:style-name="T2">django.http class </text:span><text:span text:style-name="T2">내 존재</text:span></text:p>
              </text:list-item>
              <text:list-item>
                <text:p text:style-name="P3"><text:span text:style-name="T2"/></text:p>
              </text:list-item>
              <text:list-item>
                <text:p text:style-name="P3"><text:span text:style-name="T2"/></text:p>
              </text:list-item>
              <text:list-item>
                <text:p text:style-name="P3"><text:span text:style-name="T2">render_to_response </text:span><text:span text:style-name="T2">차이는</text:span><text:span text:style-name="T2">?</text:span></text:p>
              </text:list-item>
            </text:list>
          </draw:text-box>
        </draw:frame>
        <draw:frame presentation:style-name="pr4" draw:text-style-name="P5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<text:span text:style-name="T2">Click to add Tex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Practical Issues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Basic ORM</text:p>
                <text:p><text:span text:style-name="T3">- model.m2mfieldname.get()</text:span></text:p>
                <text:p><text:span text:style-name="T3">- model.modelname_set.get()</text:span></text:p>
              </text:list-item>
              <text:list-item>
                <text:p>template tag inside tag</text:p>
              </text:list-item>
              <text:list-item>
                <text:p>Model default with callable function with self argument</text:p>
              </text:list-item>
              <text:list-item>
                <text:p>Differentiate multiple post request single views function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Practical Issues</text:p>
          </draw:text-box>
        </draw:frame>
        <draw:frame presentation:style-name="pr4" draw:text-style-name="P6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Differentiate multiple post request single views function</text:span></text:p>
              </text:list-item>
              <text:list-item>
                <text:p><text:span text:style-name="T4">Return </text:span><text:span text:style-name="T4">한 뒤에 </text:span><text:span text:style-name="T4">refresh </text:span><text:span text:style-name="T4">가 안돼는 문제 발생</text:span><text:span text:style-name="T4">.</text:span></text:p>
              </text:list-item>
              <text:list-item>
                <text:p><text:span text:style-name="T4">일반 </text:span><text:span text:style-name="T4">Post request </text:span><text:span text:style-name="T4">는 </text:span><text:span text:style-name="T4">form submit input</text:span><text:span text:style-name="T4">에 딸려오는 </text:span><text:span text:style-name="T4">dict </text:span><text:span text:style-name="T4">형태의 </text:span><text:span text:style-name="T4">name</text:span><text:span text:style-name="T4">과 </text:span><text:span text:style-name="T4">value </text:span><text:span text:style-name="T4">로 구분하면 되는데</text:span><text:span text:style-name="T4">,</text:span></text:p>
              </text:list-item>
              <text:list-item>
                <text:p><text:span text:style-name="T4"><text:s/></text:span><text:span text:style-name="T4">Ajax request </text:span><text:span text:style-name="T4">는 데이터를 따로 받기 때문에 </text:span><text:span text:style-name="T4">Ajax </text:span><text:span text:style-name="T4">에 따로 구분 변수를 달아줘야 한다</text:span><text:span text:style-name="T4">.</text:span></text:p>
              </text:list-item>
            </text:list>
          </draw:text-box>
        </draw:frame>
        <draw:frame presentation:style-name="pr4" draw:text-style-name="P6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<text:span text:style-name="T4">http://stackoverflow.com/questions/18415161/differentiating-between-different-post-requests-on-the-same-page-in-django-view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draw:frame presentation:style-name="pr5" draw:layer="layout" svg:width="25.199cm" svg:height="3.506cm" svg:x="1.4cm" svg:y="0.837cm" presentation:class="title">
          <draw:text-box>
            <text:p>Practical Issues : Whole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Django tag를 이용해서 전체 페이지 다시 rendering</text:p>
              </text:list-item>
              <text:list-item>
                <text:p>Ajax request 를 통한 응답 javascript append</text:p>
              </text:list-item>
              <text:list-item>
                <text:p>Jquery 테이블과 같이 javascript 만 이용해서 display 단에서만 처리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08SeoulNamsan B" svg:font-family="'08SeoulNamsan B'" style:font-pitch="variable"/>
    <style:font-face style:name="08SeoulNamsan L1" svg:font-family="'08SeoulNamsan L'" style:font-pitch="variable"/>
    <style:font-face style:name="08SeoulNamsan M1" svg:font-family="'08SeoulNamsan M'" style:font-pitch="variable"/>
    <style:font-face style:name="Liberation Sans1" svg:font-family="'Liberation Sans'" style:font-pitch="variable"/>
    <style:font-face style:name="08SeoulNamsan L" svg:font-family="'08SeoulNamsan L'" style:font-family-generic="roman" style:font-pitch="variable"/>
    <style:font-face style:name="08SeoulNamsan M" svg:font-family="'08SeoulNamsan M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08SeoulNamsan L1" fo:font-family="'08SeoulNamsan L'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08SeoulNamsan M1" fo:font-family="'08SeoulNamsan M'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font-size="22pt" style:font-size-asian="22pt" style:font-size-complex="22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2pt" style:font-size-asian="22pt" style:font-size-complex="22pt"/>
    </style:style>
    <style:style style:name="MT3" style:family="text">
      <style:text-properties fo:font-size="20pt" style:font-size-asian="20pt" style:font-size-complex="20pt"/>
    </style:style>
    <style:style style:name="MT4" style:family="text">
      <style:text-properties fo:font-size="16pt" style:font-size-asian="16pt" style:font-size-complex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12.179cm" svg:x="1.4cm" svg:y="4.914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1">Fourth Outline Level</text:span></text:p>
                          <text:list>
                            <text:list-item>
                              <text:p><text:span text:style-name="MT1">Fifth Outline Level</text:span></text:p>
                              <text:list>
                                <text:list-item>
                                  <text:p><text:span text:style-name="MT1">Sixth Outline Level</text:span></text:p>
                                  <text:list>
                                    <text:list-item>
                                      <text:p><text:span text:style-name="MT1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2T07:54:48.921054066</meta:creation-date>
    <dc:date>2017-02-13T13:22:18.940471455</dc:date>
    <meta:editing-duration>PT1H40M52S</meta:editing-duration>
    <meta:editing-cycles>39</meta:editing-cycles>
    <meta:generator>LibreOffice/5.1.4.2$Linux_X86_64 LibreOffice_project/10m0$Build-2</meta:generator>
    <meta:document-statistic meta:object-count="54"/>
  </office:meta>
</office:document-meta>
</file>